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477f" officeooo:paragraph-rsid="0001477f"/>
    </style:style>
    <style:style style:name="P2" style:family="paragraph" style:parent-style-name="Standard">
      <style:text-properties officeooo:rsid="0001477f" officeooo:paragraph-rsid="000158af"/>
    </style:style>
    <style:style style:name="P3" style:family="paragraph" style:parent-style-name="Standard">
      <style:text-properties officeooo:paragraph-rsid="000158af"/>
    </style:style>
    <style:style style:name="P4" style:family="paragraph" style:parent-style-name="Standard">
      <style:text-properties officeooo:paragraph-rsid="000184e6"/>
    </style:style>
    <style:style style:name="T1" style:family="text">
      <style:text-properties fo:font-weight="normal" officeooo:rsid="00061dbd" style:font-weight-asian="normal" style:font-weight-complex="normal"/>
    </style:style>
    <style:style style:name="T2" style:family="text">
      <style:text-properties fo:font-weight="normal" officeooo:rsid="000184e6" style:font-weight-asian="normal" style:font-weight-complex="normal"/>
    </style:style>
    <style:style style:name="T3" style:family="text">
      <style:text-properties officeooo:rsid="0001477f"/>
    </style:style>
    <style:style style:name="T4" style:family="text">
      <style:text-properties officeooo:rsid="0005657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SSN 缺少 normalize层</text:p>
      <text:p text:style-name="P3"><text:span text:style-name="T3"><text:s text:c="4"/>1：从del中复制</text:span><text:span text:style-name="Strong_20_Emphasis">saffe/include/caffe/layers/</text:span><text:span text:style-name="Strong_20_Emphasis"><text:span text:style-name="T4">normalize.hpp</text:span></text:span></text:p>
      <text:p text:style-name="P3"><text:span text:style-name="T3"><text:s text:c="4"/>2：从del中复制</text:span><text:span text:style-name="Strong_20_Emphasis">src/caffe/layers/</text:span><text:span text:style-name="Strong_20_Emphasis"><text:span text:style-name="T4">normalize.cpp <text:s/>normalize.cu</text:span></text:span></text:p>
      <text:p text:style-name="P2"><text:span text:style-name="Strong_20_Emphasis"><text:s text:c="4"/></text:span><text:span text:style-name="Strong_20_Emphasis"><text:span text:style-name="T1">3: 修改</text:span></text:span><text:bookmark text:name="3修改srccaffeprotocaffeproto文件"/><text:span text:style-name="Strong_20_Emphasis"><text:span text:style-name="T1">src\caffe\proto\caffe.proto文件</text:span></text:span></text:p>
      <text:p text:style-name="P4"><text:span text:style-name="Strong_20_Emphasis"><text:span text:style-name="T2">2. "OverflowError: long int too large to convert to int "</text:span></text:span></text:p>
      <text:p text:style-name="P4"><text:span text:style-name="Strong_20_Emphasis"><text:span text:style-name="T2"><text:s text:c="4"/>重新编译caffe环境</text:span></text:span></text:p>
      <text:p text:style-name="P4"><text:span text:style-name="Strong_20_Emphasis"><text:span text:style-name="T2"><text:s text:c="3"/>make clean;<text:line-break/> <text:s text:c="2"/>make;<text:line-break/> <text:s text:c="2"/>make pycaffe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7:07:35.155474544</meta:creation-date>
    <dc:date>2019-03-10T16:05:50.050265476</dc:date>
    <meta:editing-duration>PT30M4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52" meta:character-count="280" meta:non-whitespace-character-count="235"/>
  </office:meta>
</office:document-meta>
</file>